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s Ain drifts through the white light that surrounds him he wonders if this is a dream or if he is dead, food poisoning maybe. No moms cooking is bad but not that bad, must be a dream but how am I self aware in my own dream?, while still floating around he notices that the light is giving way to a walkway of granite. He starts to float down to the walkway, when he reaches it he walks along the winding road.</text:p>
      <text:p text:style-name="Preformatted_20_Text">As far as he walk the view becomes wider and wider he sees clumps of trees in front the start of what seems to be a forest as if they where standing guard over the forest, he looks ahead to where the path may lead him. The white light now totally gone and the world around him totally revealed, as he walk further around a hill the shape of a huge white pillar comes into view and then a second pillar and then another.</text:p>
      <text:p text:style-name="Preformatted_20_Text">These pillars forming a small part of a huge entrance to a fortress built into the face of a cliff, the small black dots seem to color the face of the cliff but on further inspection he find that those are the entrances and windows to hundreds of homes built into the cliff. The bustling sound of people from behind the wall now becomes clearer as Ain comes closer, the wall spanning hundreds of feet above the ground.</text:p>
      <text:p text:style-name="Preformatted_20_Text">When he makes it to the gates he stands in au of the size of the gates, a smaller gate to the left of Ain is built into its bigger brother gate. Ain makes his way to the smaller gate and as he approaches a small slide in the door cracks open, peering eyes glare at Ain as he stand there. The man behind the gate opens it immediately and welcomes Ain warmly Good day sir, as Ain walks in he now identifies the source of the bustling. He has seemingly stepped into a very busy market place, children run past him as they play.</text:p>
      <text:p text:style-name="Preformatted_20_Text">Ain makes his way through the market slowly taking in all the wonderful smells of freshly made food and pastries, as he comes to the end of the market a collection of pure whit granite steps are the to great him, almost like a welcome mat in his own home. He makes his way to the top where he turns around and looks down on the market place where most of the people scurry around like ants.</text:p>
      <text:p text:style-name="Preformatted_20_Text">As he stands there he feels as if he is in his home, the place where he feels safe and relaxed. From a far distance comes the sound of a horn, then another and then another, the mood of the people bellow change quickly to from relaxed to tense. They start to run towards Ain, past him trough another pair of big gates behind him, the market now deserted.</text:p>
      <text:p text:style-name="Preformatted_20_Text">Ain looking into the darkness of the second door as a rumbling sound comes from within guards spew from the gates shadow. In a second they are standing outside and the gates creek as they close, a guard comes up to Ain. Your to late to get to safety now just stay behind us and keep out of our way the guard states clearly. Just as he finished the sentence a loud cluster of screams come from the outer gates.</text:p>
      <text:p text:style-name="Preformatted_20_Text">Ain turns to the horrid sound at the gates as he does the ground beneath his starts to shake, no facing the gates they open. Through the gates they storm, cloaked in red and black armor and the sign of the Elders carved into the chest plating of the hundreds pouring through the gates. They seemed to hava no limit to their numbers, the soldiers protecting their home seemed doomed they are hopelessly outnumbered even though they seemed to have better fighting skills.</text:p>
      <text:p text:style-name="Preformatted_20_Text">Suddenly there is a flash of light from behind Ain, not even having time to turn around Ain sees the light pass by his side. The white blur moves through the conflict and one by one the red and black armored troops fall to the ground like rocks falling from the air. The battle comes to a stop almost as fast as it began as the enemy pulls back through the gates that they stormed out of.</text:p>
      <text:p text:style-name="Preformatted_20_Text">There where the market once stood is now polluted by the bodies of fallen comrade and foe alike, the light comes to an immediate stop. A young boy in a white cloak standing with a sword loosely hanging from his hand, the sword showing no signs of blood from the battle so fast and accurate where the sword movements from this hero. The guards cheer as they realize that the enemy is driven off.</text:p>
      <text:p text:style-name="Preformatted_20_Text">The boy in the white cloaks face still has not changed to joy from the victory he looks around and suddenly gives a very clear order to the guards Back to the inner sanctum, NOW the sound of anxiety sounding out, as the guards retreat past Ain into <text:soft-page-break/>the sanctum. Now once again the market devoid of children playing and the buzzing of the people that filled it just a few minutes ago.</text:p>
      <text:p text:style-name="Preformatted_20_Text">This is clearly a war between the elders and the Eliac but how, how did this happen the elders and the Eliac did not completely see eye to eye but a war was not a possibility. The alders would not go that far unless the Eliac attacked first, but the Eliac are barely ever seen not to mention they only want to be left alone. As Ain tries to work out how all this happened the young boy in the white cloak sits down in the middle of the battle field.</text:p>
      <text:p text:style-name="Preformatted_20_Text">Something catches Ains eye while still contemplating the situation as he looks up to see what is happening he sees the young boy in the white cloak rising from the ground, the wind spiraling around him. Then slowly the young man comes to the ground and slowly stands up his head now tilting upward to the sight of five dark figures perched on the top of the wall, the biggest of the figures rises and then jumps of the wall landing on the ground shaking the earth beneath him.</text:p>
      <text:p text:style-name="Preformatted_20_Text">The figure now walks towards the young boy as he comes closer the fact of his size comes to attention, the man dressed in complete black armor and carrying a huge war hammer on his left shoulder is easily tree times the young boys size. The </text:p>
      <text:p text:style-name="Preformatted_20_Text">Yet the boy looks completely relaxed not even phased a bit by the fact that he dwarfs the huge man now standing in front of him, the big man looking down at the young boy with an evil grin on his face. So youre the little rat thats hindering our progress the large man bellows, First of you dont seem to be he most intelligent thing around here, so let me put in a way you can understand. Get your fat as out of here before your friends up there have to carry you out of here. The large man smirks at the little boy, </text:p>
      <text:p text:style-name="Preformatted_20_Text"></text:p>
      <text:p text:style-name="Preformatted_20_Text"></text:p>
      <text:p text:style-name="Preformatted_20_Text"></text:p>
      <text:p text:style-name="Preformatted_20_Text"></text:p>
      <text:p text:style-name="Preformatted_20_Text">Old:</text:p>
      <text:p text:style-name="Preformatted_20_Text">The fog. Is this a dream, yes it must be, Surrounding everything consuming the thought the body the soul .As the fog starts to pull away the sight of children playing, people walking then the pillars made of white granite becomes clear. Pure white granite like the soul the essence of every one in pure joy forming a dome, then the fountain becomes clear in the middle of the dome then gardens surrounding the fountain surrounding it like the rays do the sun.</text:p>
      <text:p text:style-name="Preformatted_20_Text">Then slowly the sight of the dome built into the face of a mountain, the face like a hand of a mother protecting the dome from any harm. Clear skies like those of days that only dreams can offer. Standing there you are filled by the happiness. But the feeling is slowly fading is the dream ending now the feeling is changing from love, hope to despair and hate, as the skies darken as if it is in despair crying for comfort but not receiving any, the wind stirring like death is upon those who never deserved to live nor love.</text:p>
      <text:p text:style-name="Preformatted_20_Text">Now water from the fountain starts changing color to the red of blood. The fountain now starting to crack, the earth trembling like a human in shock after being mortally wounded, the ground tearing itself apart as if its trying to show the pain that its going through. </text:p>
      <text:p text:style-name="Preformatted_20_Text">Out of the crack coming from the shadow but as if it were still part of the shadow, the outlines of a creature not known to the people that are now running in despair trying to get away from the madness the pure pain. Trampling each other trying to get away with speed and anxiety as if there were no tomorrow. But as the creature starts to rise out of the shadow it becomes apparent that there will be no tomorrow not for these people running for their lives. The creature fully raised out of the shadow looked like a gargoyle enveloped in shadow, now looking for a victim to disembowel, finding a baby a few feet away crying in the envelope of its dead mothers arms.</text:p>
      <text:p text:style-name="Preformatted_20_Text">NO a voice echoes, the creature not taking any notice of the voice. The creature now in front of the baby looking at it as if it was a dog given a bone to play with, NO!! the voice echoes again this time very close. As it reaches down for the baby a swerving light approaches with blinding speed and gives a violent strike to <text:soft-page-break/>the creatures back. The creature takes to the ground, as a stone cast to the ground, now laying next to the mother the creature doesnt stir.</text:p>
      <text:p text:style-name="Preformatted_20_Text">Then the light also comes to a stop next to the creature now revealing a man in a black cloak with a sword in the left hand, the type of sword that is described only in legend and myth. The craftsmanship of the sword is amazingly no flawless, the handle starts with a diamond shape, then works slowly the hilt emboweled in leather then, leading to the guard looking like diamonds flowing into water, leading of to the duel blade each side complimenting the other in pure perfection.</text:p>
      <text:p text:style-name="Preformatted_20_Text">I told you not to touch the baby, didnt I speaking as if the creature is still alive. And within a second the creature jumps up and gives a blow, but all in vane within less than a second the man has moved a meter away not accepting the blow from the creature.</text:p>
      <text:p text:style-name="Preformatted_20_Text">The man now lifting his sword as if asking the creature to attack and changing his stance from relaxed to a defensive position.</text:p>
      <text:p text:style-name="Preformatted_20_Text">The creature looking surprised that the man could have dogged his attack, the creature then speaks I am Dreg I have been summoned by Glenoht to take down the one called Morken. That must be you, but Glenoht did not mention you had the gift, still this does not matter you will bend before me as I strike the last blow.</text:p>
      <text:p text:style-name="Preformatted_20_Text">Glenoht! But he was banished to Grandel how could he have summoned you? Still if its a fight you want its a fight youll get.</text:p>
      <text:p text:style-name="Preformatted_20_Text">Suddenly Dreg sprints towards Morken claws extended, and giving a cry that could only come from hell itself. Morken also starts to run towards Dreg, Morken then disappears and Dreg falls to the ground in two pieces.</text:p>
      <text:p text:style-name="Preformatted_20_Text">Morken reappears next to Dreg looking upon his handiwork; Morken sets his sights on the onlooker and walks toward him. So you are Ken? Well you dont know how much life is about to change for you.</text:p>
      <text:p text:style-name="Preformatted_20_Text">How do you know my name? Because Im you, Goodbye.</text:p>
      <text:p text:style-name="Preformatted_20_Text"></text:p>
      <text:p text:style-name="Preformatted_20_Text">Suddenly Ken wakes up, in the nurses office So it was a dream and what a peculiar one at that, but how did that man know me? And he couldnt have been me, could he? Girl Ken are you alright? You were hit pretty hard by that rock and why are you talking to yourself?</text:p>
      <text:p text:style-name="Preformatted_20_Text">Ken Yes fine just a little sore and I wasnt talking to myself! Girl Well the nurse said that you dont have a concussion so youll be fine to go to next class after lunch break. Ken Ok but what class do we have after break Human Studies.</text:p>
      <text:p text:style-name="Preformatted_20_Text">And with that the bell rings and the beautiful girl runs out the door. Now going home the girl from before comes up to Ken Girl Hi Ken how are you feeling? Ken O hi Cleair, fine thanks and whats the problem with that asshole John, whyd he through the rock at me Cleair Dont know probably just for a joke Ken Well it didnt feel like a joke when it hit me.</text:p>
      <text:p text:style-name="Preformatted_20_Text">Cleair Ok Ill see you tomorrow then Ken Ken Sure have a good nights sleep Cleair ok you to Ken ok, in front of his home Ken examining and thinking, man its been a long time since I just looked at it and its bigger than I remembered.</text:p>
      <text:p text:style-name="Preformatted_20_Text">The house the size of a mansion and almost overgrown with Crawler Plant, but still with the light dimming it looks more inviting than any other house in the street. Ken now opening the door and slowly walking in and inspecting the lobby and realizing that there is a draft blowing out of the door when it is opened, but not taking a lot of notice to it walks op the winding stairs toward his fathers workroom.</text:p>
      <text:p text:style-name="Preformatted_20_Text">Upon opening the door finds his father lying on the floor drenched in blood, running out of the room towards the telephone stumbles and falls to the ground now seeing the card with the inscription BlackWidow on it. Not even knowing he picks it up and puts it in his pocket then phones the police, then his mother at the school.</text:p>
      <text:p text:style-name="Preformatted_20_Text">Time passes but they dont find his fathers killer, then moving to a small farm after finding out that his father left his fortune to another woman that he was having an afair with. Now leaving school and studying at home, him and his mother now working on the farm and making just enough to pay for everything.</text:p>
      <text:p text:style-name="Preformatted_20_Text">His life now radically changed and not trusting anyone except his mother because of his fathers betrayal to him and his mother, he does his studies and also most of <text:soft-page-break/>the hard work on the farm. But on one day as he has gotten use to the routine, after his morning coffee he goes out to the porch but this morning somethings wrong he hears the scream for help from the distance.</text:p>
      <text:p text:style-name="Preformatted_20_Text">As he runs towards the sound it echos and sounds as if the person is getting weaker the sound echos inside of him feeling as if like his own heartbeat is fading with the sound. The erg getting stronger as he gets nearer, as he finally arrives he finds a girl on the ground, as he gets closer the girl shouts Look out the bear! Ken now looking around finds himself between the girl and a very large brown bear.</text:p>
      <text:p text:style-name="Preformatted_20_Text">The bear strikes at Ken giving a very powerful blow to Kens head and Ken taking to the ground as if he were a bird with a broken wing, now the bear switches his attention to the girl. As ken lies there not able to move and looking on helplessly the bear slowly moves towards the girl, as the bear raises its paw the feeling inside of Ken of trying to save her build just when the bear strikes the surge in Ken releases.</text:p>
      <text:p text:style-name="Preformatted_20_Text">The power of life itself the power of al living things take control of him, Ken overflowing with energy is engulfed in white flames, he then jumps up and moves with the speed of lightning in front of the bear. He grabs the bears paw and snaps it as if it were a twig, and then giving a blow to the middle of the bear sends it flying through the air. The bear hits the side of the tree, and with that you hear the bones of the bear cracking as they meet with the tree.</text:p>
      <text:p text:style-name="Preformatted_20_Text">Ken then faints and the white glow disappearing from around his body, after a while he wakes up again in his own bed, looking strait into the beautiful girls dark blue eyes. The girl with her long brown hair sitting on the edge of the bed bends over and gives Ken a long luscious kiss then standing up and walking away into the kitchen. Ken not knowing what to do he just lies there in wonder of his first kiss, after a while the girl comes out of the kitchen followed by his mother.</text:p>
      <text:p text:style-name="Preformatted_20_Text">Mother Ken are you going to stand up or just lie there the entire day and hope your mind will eat your food for you the girl giggling at Kens mothers sarcasm Ken Why mom? Mother Look at the time, its time for dinner Ken O ok Im just going to wash up as Ken leaves for the bathroom he gazes at the girl and he almost collides with the door panel.</text:p>
      <text:p text:style-name="Preformatted_20_Text">At the dinner table Ken almost stares continuously at the girl but looking down whenever she looks back, then for the first time the girl speaks with the voice of an angel Thanks for saving me from the bear today then softly smiling. Ken blushing without even noticing, his mother deciding to brake the eerie silence that followed Mother Ken did you know that you and Tanya are the same age? Hearing that Ken almost chokes on a piece of meat, after recovering Ken replies No Ken Is that your name Tanya No but your mother gave it to me Mother Do you at least remember where you come from</text:p>
      <text:p text:style-name="Preformatted_20_Text">Tanyas expression of happiness then disappears and is replaced with an intrigued expression as if she doesnt know either. Then replying in a soft voice Tanya I don know Mother But how cant you know? Tanya When I woke up I was in the middle of the forest and after wondering around a little bit the bear found me thats when Ken saved me, Mother Well seams you have a problem then, dont worry you can stay here as long as you want but you will have to help with the chores Tanya Yes I will gladly, thank you, the girl now smiling again. Ken wondering why a beautiful young girl doesnt even knows where she is from.</text:p>
      <text:p text:style-name="Preformatted_20_Text">After living with Ken and his mother for three week she is starting to regain her memorys but not like she would have wanted, one night after the other her memorys return with the coming of bad dreams and always waking in a cold sweat. A few days pass and on that warm summers night she wakes from the worst nightmare she has had for the last three and a half weeks. Returning to sleep she sleeps softly and deep.</text:p>
      <text:p text:style-name="Preformatted_20_Text">The next morning waking happier that she has for the last few weeks, running down to the dinner table, where Ken and his mother are just sitting down for breakfast. Tanya I know what my real name is Ken What?! Tanya Drian Ken Well that a funny name Drian You are so common in the morning Ken Hay dont blame me Im always like this when its Thursday Drian O yes its time to go into town today isnt it, and you dont like to go into town do you? Ken Get of its the people that dont like me its not me that doesnt like them, just because I dont take part in the fights.</text:p>
      <text:p text:style-name="Preformatted_20_Text"><text:soft-page-break/>In town for the first time Drian and Ken have been given a little spending money by Kens mother and are browsing around looking for something to buy. Then Drian spots a nice leather suit used by fighters that fight in the town, Drian This looks nice Ken Yes if youre a fighter Drian Why? Ken This is the type of suit that is used by fighters who fight at the CC-21 Drian Well I dont care it still looks nice and Im going to buy it Ken Ok its your money, Ill be in the café across the street Drian Arent you coming with me Ken No this is your doing not mine Drian Ok.</text:p>
      <text:p text:style-name="Preformatted_20_Text">Ken now sitting at a table across the street looking across the road admiring Drian as she has put the suit on and admires herself as well. Ken only realizing now how beautiful Drian really is, he sits and stairs at her like an angel. Then as Drian steps out of the shop he sees Jake the local Champ in the fighting ring of the town walking towards Drian, then calling to her to stop. Drian stops and slowly turns towards him but doesnt smile, as if she knows something unpleasant is about to happen.</text:p>
      <text:p text:style-name="Preformatted_20_Text"><text:s/><text:tab/>When he comes to her he smiles in one of his evil smiles and starts to talk to her, suddenly Drian slaps him and turns to walk away he then grabs her arm and pulls Drian she loses her balance and falls to the ground. Then Jake starts to laugh at her for falling, Ken jumps up and runs to Drian and helps her up. Ken Jake you ashole whats your problem Jake Well its her own fault, I cant help it that she cant keep her balance as Drian stands up she says Screw you ashole Jake Ok but you pay for the room Ken Hey! Watch it Jake Jake What you want to make something of it Ken Ken Ill see you in the ring tonight Jake walking away starts to laugh.</text:p>
      <text:p text:style-name="Preformatted_20_Text">Drian You arent really gone fight are you? Youre always telling me how you hate those fights Ken Im going to fight tonight Drian But why? Ken Because I Drian Because? Ken He has to be taught to respect woman Drian . Ken now doing something he thought hed never have to do buys a suit for himself. Back at his home Ken tries to practice for the fight not knowing what to do because he has never been in one, Drian looking on as he hits the sack of maize. Drian stands up and says Ken your doing it wrong, your punches dont give of the power they should How do you know?</text:p>
      <text:p text:style-name="Preformatted_20_Text"><text:s/><text:tab/>I Dont know how I just do, look dont bend your arm and hit it straight so that your arm is straight when youve finished the punch Ok, like this Ken hitting the bag so that it bursts Ok like that, now follow through with your punch and put your hips into it How do you mean? Let me show you she walks up to Ken and stands behind him and gently putts her hand on his waist and takes his arm and shows him the correct way, then she notices Ken is blushing.</text:p>
      <text:p text:style-name="Preformatted_20_Text">Drian Why are you blushing? Ken II am not! Why would you think if a beautiful girlif you! Touch me that I would blush! Drian Drian runs into the house Drian wait. After practicing Ken goes in for supper and at the table there is an earry silence like the first time Drian was there. Kens mom breaking the silence So you are going to fight after all Yes but only this once. Why only this once? To put Jake in his place But why? Because Because? Just Because, All right Well alright if you want to then its your choice.</text:p>
      <text:p text:style-name="Preformatted_20_Text">7 oclock Ken puts on the black suit and says in disbelief, Man, the suit doesnt fit, damn, what am I going to do now he then looks to the manual on the floor, he picks it up and reads the instructions.</text:p>
      <text:p text:style-name="Preformatted_20_Text">WARRNING: This suit is made of N3-Technology; it was made for combat and should therefore be used with caution.</text:p>
      <text:p text:style-name="Preformatted_20_Text">Suit preparation:</text:p>
      <text:p text:style-name="Preformatted_20_Text">After putting on the suit you should feel a pocket full of liquid at the back of neck these are the nanights, apply pressure until the liquid has moved out of the pocket then move around, the suit should then contract to the size and shape of the body.</text:p>
      <text:p text:style-name="Preformatted_20_Text">Take note: N3-TECH <text:s/>(Nanobots level 3 Technology increases speed, strength and reflexes) Version: 1.00</text:p>
      <text:p text:style-name="Preformatted_20_Text">Ok here it goes Ken reaches to the back of the suit and finds the pocket. He then applies pressure until all of the liquid has moved out, the suit immediately reacts as if it where alive and starts to squirm and contracts to Kens body form. Feeling the power of the suit Ken goes outside, now looking at the sky he jumps. The suit boosting the power of his jump troughs him 7 meters into the air. Ken landing on <text:soft-page-break/>his feet first looks as if he where a child that was given a new toy <text:s/>to play with.</text:p>
      <text:p text:style-name="Preformatted_20_Text">Ken thinking to himself Never knew these suits where this strong, Nice, Ken then hears a voice from afar Now you are embracing a part of your destiny. Ken looking around franticly and not seeing anyone, Ken thinking Destiny What is my destiny, is becoming a fighter my destiny. Kens mother coming outside Ken you are going to be late Shit ya, Thanks mom, see you. Mother Ken isnt Drian going with you? Ken No she is still mad at me Mother Ok hope you have a good fight Ken Ok thanks. After Ken had taken of the suite he begins to walk to town and notices the stars, looking intently at the brightest ones and wondering about his destiny. Was he going to be a fighter, was that his destiny.</text:p>
      <text:p text:style-name="Preformatted_20_Text"><text:s/><text:tab/>And before knowing it he was standing in front of the large building, the board in front of the building, in bright flashing lights spilling CC-21 Combat Channel 21. While looking at the board he was struck down from behind with a sudden jolt, sitting there he sees a boy as young as him. The boy quickly speaking A-Ar-Are you okay, youre not going to hurt me are you? I didnt mean to bump into you. Ken replying with a little smile No relax The boy replying with surprise Are you a fighter Ken Yes and no, well just for tonight Boy Youre not like the other fighters are you? Ken Nope Boy Got to go.</text:p>
      <text:p text:style-name="Preformatted_20_Text">The boy running into the building, Ken now dusting himself of while slowly walking into the building, once inside Ken stops dead in his tracks. Ken looking at the combat ring in aw, looking at the three merged circles with two mesh like floors, the top one smaller than the bottom one. Kens stare being broken by movement at his left side; he turns and sees the boy he bumped into in front of the building. But the boys face filed with disappointment, Ken Hey, whats wrong Boy No one wants to try my new armor Ken Armor? </text:p>
      <text:p text:style-name="Preformatted_20_Text">Boy The armor that fits on the fight suits Ken Wait these suits have armor? Boy Yes its a standard these days Ken Damn, I dint know that Boy So I would take it that you dont have any armor Ken Nope Boy So would you want to try mine out Ken replying a little skeptic Well, , Ok, how do you put them on Boy Just before I show you my name is Ean, ok first put on the suit Ken pulls out the black suit and puts it on Ken It doesnt fit again Ean Of cores the nanobots retreat back into the CP when it isnt being used Ken Whats the CP? Ean Containment Pocket, At the back of the neck Ken O ok so I just have to push the bubble again, right? Ean Ya </text:p>
      <text:p text:style-name="Preformatted_20_Text">Ken pushing the pocket and the suit returning to his body size, but this time his hand flashed with light. Ken What was that Ean this is the second time that you put the suit on right? Ken Yes but was that have to do with my hand flashing Ean Well the ASI just kicked in Ken What? Ean Automated Security Integration, the second time the suit is put on the nanobots align themselves with your DNA so that if the suit was to be stolen it would be useless to the thief, get it? Ken Ok, but is there anything else that I have to know about like explosives or something?</text:p>
      <text:p text:style-name="Preformatted_20_Text">Ean replying with laughter  No, ok I'm going to connect the armor ok, O this might feel a little weird but dont worry. Ean had finished connecting all the plates of armor and then he stood back, Ken Well nothing felt weird at all Ean Ok think of a symbol that will be displayed on the armor Ken Ok, The moment Ken thought of the symbol the armor seemed to melt away into his suit. Ken slowly starting to feel nauseous, Ken What the hell Ean Just wait a few seconds. After a few seconds he felt better but the armor was nowhere to be seen.</text:p>
      <text:p text:style-name="Preformatted_20_Text">Ken Ok now where is the armor? Ean Thats the beauty of the whole thing, ok in your mind tell the armor to come out Ken Ok. In his mind Ken tells the armor to reappear, and immediately the armor like liquid comes flowing out of the suit. And on the Chest plate the symbol of a burning eye appears, Ean See, you have the upper hand on the other fighters; because every time the armor retracts into the suit it is automatically reappeared so you dont have to send it to the shop to be repaired. And the armor is stronger and lighter than your normal armor Ken Wow, now thats cool Ean But be warned dont think that you are invincible the armor does have its limits Ken O, has the suit ever been tested in combat? Ean No, thats why no one wants to have it their afraid itll explode or something, what a joke ha Ken What! You mean.., Shit I knew it was to good to be true Ean Dont worry it wont.</text:p>
      <text:p text:style-name="Preformatted_20_Text">Ean O the symbol on the elbow plate is the creators mark. Ken looking at his elbow <text:soft-page-break/>sees the mark of a lightning bolt, Ean O the armor also allows the wearer to manipulate the physical appearance of the suit, so you can also change it to look like normal clothing, Wait, or was that already programmed into the suit, o well Ken Ok lets give it a try. Ken thinking of his normal clothing, the suit immediately reacts and turns into silver liquid and then to his normal clothing. Ken Nice, how do you make things like this Ean My dad is the combat suit shop owner, we make the suites, but, he doesnt want to put my designs in the shop Ken Well I would, its really a nice design Ean Thanks</text:p>
      <text:p text:style-name="Preformatted_20_Text">Before Ken could say anything else there was an announcement from the huge speakers hanging from the ceiling. Could every one report to the combat floor that wants to fight for prepping, thank you, Ken looking to his left where people are coming out of a big red double door, the gathered around were Ken was standing. Ken looking around him seeing Jake standing at the back with his friends.</text:p>
      <text:p text:style-name="Preformatted_20_Text">A man then appear in front of the group, he starts to speak Ok for those who are new here are the rules, 1.No weapons are allowed except your fists and feet as well as the weapons provided in the ring, 2.when your opponent is down the count will begin, if its to much you may stay down until the count of three, 3.The third rule there are no rules except for these first two, GOT IT EVERYBODY!! Ok first prize tonight 600$, Ok punch in the names of the opponent you want to fight over there on the electric score board. Ken waiting for the others to finish, then slowly walking to the board and searching for Jakes name finding it sees that Jake has two opponents before him, Ken punching in his name he walks back to the front of the ring.</text:p>
      <text:p text:style-name="Preformatted_20_Text">While standing there Ken notices the main lights going of and the ring lights going on, then the door to his left opening again and Jake walking out followed by other fighters the fighters gather where Ken is standing and another one following Jake into the ring, Ken That must be James, his first opponent for the nig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meta:document-statistic meta:table-count="0" meta:image-count="0" meta:object-count="0" meta:page-count="7" meta:paragraph-count="74" meta:word-count="6061" meta:character-count="28729" meta:non-whitespace-character-count="23195"/>
  </office:meta>
</office:document-meta>
</file>